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Tackles</text:p>
          </table:table-cell>
          <table:table-cell table:style-name="ce2" office:value-type="string" calcext:value-type="string">
            <text:p>Inter</text:p>
          </table:table-cell>
          <table:table-cell table:style-name="ce2" office:value-type="string" calcext:value-type="string">
            <text:p>Fouls</text:p>
          </table:table-cell>
          <table:table-cell table:style-name="ce2" office:value-type="string" calcext:value-type="string">
            <text:p>Offsides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OwnG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4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2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9</text:p>
          </table:table-cell>
          <table:table-cell table:formula="of:=RIGHT([.A3];LEN([.A3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3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4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2</text:p>
          </table:table-cell>
          <table:table-cell table:formula="of:=RIGHT([.A5];LEN([.A5])-1)" office:value-type="string" office:string-value="DiegoGoias, 26, D(R),M(R)" calcext:value-type="string">
            <text:p>DiegoGoias, 26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3/Show/Igor-Paixão" xlink:type="simple">5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6];LEN([.A6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789/Show/Joaquim" xlink:type="simple">6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JoaquimCuiaba, 23, D(C)" calcext:value-type="string">
            <text:p>JoaquimCuiaba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9173/Show/Murilo" xlink:type="simple">7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8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9];LEN([.A9])-1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9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10];LEN([.A10])-1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0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11];LEN([.A11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1">
          <table:table-cell table:style-name="Default" table:number-columns-repeated="13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2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15];LEN([.A1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302/Show/Artur" xlink:type="simple">13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2</text:p>
          </table:table-cell>
          <table:table-cell table:formula="of:=RIGHT([.A16];LEN([.A16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64161/Show/Luan-Cândido" xlink:type="simple">14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9</text:p>
          </table:table-cell>
          <table:table-cell table:formula="of:=RIGHT([.A17];LEN([.A17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85/Show/André" xlink:type="simple">15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18];LEN([.A18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6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19];LEN([.A19])-2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345/Show/Cássio" xlink:type="simple">17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20];LEN([.A20])-2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18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21];LEN([.A21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19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2];LEN([.A2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33445/Show/Jonathan-Calleri" xlink:type="simple">20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3];LEN([.A23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7581/Show/Ayrton" xlink:type="simple">21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4];LEN([.A24])-2)" office:value-type="string" office:string-value="AyrtonFlamengo, 25, D(L),M(L)" calcext:value-type="string">
            <text:p>AyrtonFlamengo, 25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29463/Show/Willian" xlink:type="simple">22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25];LEN([.A25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23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26];LEN([.A26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23/Show/Nino" xlink:type="simple">24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27];LEN([.A27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2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7)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26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9];LEN([.A29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09573/Show/Tadeu" xlink:type="simple">27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0];LEN([.A30])-2)" office:value-type="string" office:string-value="TadeuGoias, 30, GK" calcext:value-type="string">
            <text:p>TadeuGoias, 3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2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1];LEN([.A31])-2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201/Show/Vina" xlink:type="simple">29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2];LEN([.A32])-2)" office:value-type="string" office:string-value="VinaCeara, 31, M(CR),FW" calcext:value-type="string">
            <text:p>VinaCeara, 31, 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931/Show/Maicon" xlink:type="simple">3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3];LEN([.A33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3"/>
          <table:table-cell table:formula="of:=RIGHT([.A34];LEN([.A34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99/Show/Germán-Cano" xlink:type="simple">31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35];LEN([.A35])-2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3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36];LEN([.A36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5">
          <table:table-cell office:value-type="string" calcext:value-type="string">
            <text:p><text:a xlink:href="https://1xbet.whoscored.com/Players/149561/Show/Pedro-Henrique" xlink:type="simple">33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7];LEN([.A37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84/Show/João-Paulo" xlink:type="simple">3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8];LEN([.A38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35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9];LEN([.A39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75752/Show/Dudu" xlink:type="simple">36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40];LEN([.A40])-2)" office:value-type="string" office:string-value="DuduPalmeiras, 30, AM(CLR),FW" calcext:value-type="string">
            <text:p>DuduPalmeiras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3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41];LEN([.A41])-2)" office:value-type="string" office:string-value="Pedro RaúlGoias, 25, FW" calcext:value-type="string">
            <text:p>Pedro RaúlGoias, 2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46665/Show/Jorginho" xlink:type="simple">38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42];LEN([.A42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0237/Show/Ganso" xlink:type="simple">39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43];LEN([.A43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4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4];LEN([.A44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1">
          <table:table-cell table:style-name="Default" table:number-columns-repeated="13"/>
          <table:table-cell table:formula="of:=RIGHT([.A45];LEN([.A4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6];LEN([.A46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4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7];LEN([.A47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20319/Show/Raniele" xlink:type="simple">43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48];LEN([.A48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44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  <table:table-cell table:formula="of:=RIGHT([.A49];LEN([.A49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0/Show/Matheuzinho" xlink:type="simple">45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50];LEN([.A50])-2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46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51];LEN([.A51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11/Show/Marlon" xlink:type="simple">4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52];LEN([.A52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48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3];LEN([.A53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079/Show/Lucas-Evangelista" xlink:type="simple">49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4];LEN([.A54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07182/Show/Pablo" xlink:type="simple">5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5];LEN([.A55])-2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5/Show/Gabriel" xlink:type="simple">51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6];LEN([.A56])-2)" office:value-type="string" office:string-value="GabrielInternacional, 30, DMC" calcext:value-type="string">
            <text:p>GabrielInternacional, 3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284377/Show/Marinho" xlink:type="simple">5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57];LEN([.A57])-2)" office:value-type="string" office:string-value="MarinhoFlamengo, 32, AM(CLR),FW" calcext:value-type="string">
            <text:p>MarinhoFlamengo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0462/Show/Walter" xlink:type="simple">5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58];LEN([.A58])-2)" office:value-type="string" office:string-value="WalterCuiaba, 34, GK" calcext:value-type="string">
            <text:p>WalterCuiaba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04491/Show/Ângelo" xlink:type="simple">5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59];LEN([.A59])-2)" office:value-type="string" office:string-value="ÂngeloSantos FC, 17, AM(R)" calcext:value-type="string">
            <text:p>ÂngeloSantos FC, 17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130563/Show/Mayke" xlink:type="simple">55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60];LEN([.A60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56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61];LEN([.A61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55664/Show/Luiz-Otávio" xlink:type="simple">57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62];LEN([.A62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58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3];LEN([.A63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21009/Show/Luciano" xlink:type="simple">59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4];LEN([.A64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17/Show/Alemão" xlink:type="simple">60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2)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5];LEN([.A65])-2)" office:value-type="string" office:string-value="AlemãoInternacional, 24, FW" calcext:value-type="string">
            <text:p>AlemãoInternacional, 24, FW</text:p>
          </table:table-cell>
        </table:table-row>
        <table:table-row table:style-name="ro1">
          <table:table-cell table:style-name="Default" table:number-columns-repeated="13"/>
          <table:table-cell table:formula="of:=RIGHT([.A66];LEN([.A66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74768/Show/Gil" xlink:type="simple">61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7];LEN([.A67])-2)" office:value-type="string" office:string-value="GilCorinthians, 35, D(C)" calcext:value-type="string">
            <text:p>GilCorinthians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62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8];LEN([.A68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6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9];LEN([.A69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05/Show/Renê" xlink:type="simple">6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0];LEN([.A70])-2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65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1];LEN([.A71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413/Show/Samuel-Xavier" xlink:type="simple">66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2];LEN([.A7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67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3];LEN([.A7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22035/Show/Joaquín-Piquerez" xlink:type="simple">68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4];LEN([.A74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6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5];LEN([.A7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475/Show/Pedro" xlink:type="simple">70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6];LEN([.A76])-2)" office:value-type="string" office:string-value="PedroFlamengo, 25, FW" calcext:value-type="string">
            <text:p>PedroFlamengo, 25, FW</text:p>
          </table:table-cell>
        </table:table-row>
        <table:table-row table:style-name="ro1">
          <table:table-cell table:style-name="Default" table:number-columns-repeated="13"/>
          <table:table-cell table:formula="of:=RIGHT([.A77];LEN([.A7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7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9(2)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78];LEN([.A78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02023/Show/Weverton" xlink:type="simple">72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79];LEN([.A79])-2)" office:value-type="string" office:string-value="WevertonPalmeiras, 34, GK" calcext:value-type="string">
            <text:p>WevertonPalmeiras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50/Show/Danilo" xlink:type="simple">73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80];LEN([.A80])-2)" office:value-type="string" office:string-value="DaniloPalmeiras, 21, DMC" calcext:value-type="string">
            <text:p>DaniloPalmeiras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88/Show/Marllon" xlink:type="simple">74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1];LEN([.A81])-2)" office:value-type="string" office:string-value="MarllonCuiaba, 30, D(C)" calcext:value-type="string">
            <text:p>MarllonCuiaba, 30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19407/Show/Messias" xlink:type="simple">75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2];LEN([.A82])-2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76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3];LEN([.A83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03693/Show/João-Gomes" xlink:type="simple">7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4];LEN([.A84])-2)" office:value-type="string" office:string-value="João GomesFlamengo, 21, DMC" calcext:value-type="string">
            <text:p>João GomesFlamengo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69/Show/Marcos-Leonardo" xlink:type="simple">78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5];LEN([.A85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6895/Show/Adson" xlink:type="simple">79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6];LEN([.A86])-2)" office:value-type="string" office:string-value="AdsonCorinthians, 21, AM(LR)" calcext:value-type="string">
            <text:p>AdsonCorinthians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6410/Show/Egídio" xlink:type="simple">80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87];LEN([.A87])-2)" office:value-type="string" office:string-value="EgídioCoritiba, 36, D(L)" calcext:value-type="string">
            <text:p>EgídioCoritiba, 36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23851/Show/Daniel" xlink:type="simple">81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88];LEN([.A88])-2)" office:value-type="string" office:string-value="DanielInternacional, 28, GK" calcext:value-type="string">
            <text:p>DanielInternacional, 28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45702/Show/Richard-Cândido" xlink:type="simple">8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89];LEN([.A89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65617/Show/Pepê" xlink:type="simple">8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90];LEN([.A90])-2)" office:value-type="string" office:string-value="PepêCuiaba, 24, M(C)" calcext:value-type="string">
            <text:p>PepêCuiaba, 24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01/Show/Lucas-Pires" xlink:type="simple">84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2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91];LEN([.A91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8265/Show/Fábio-Santos" xlink:type="simple">85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92];LEN([.A92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32/Show/Guga" xlink:type="simple">86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3];LEN([.A93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47520/Show/Jailson" xlink:type="simple">87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4];LEN([.A94])-2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8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5];LEN([.A95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7747/Show/Rubens" xlink:type="simple">89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6];LEN([.A96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90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7];LEN([.A97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1">
          <table:table-cell table:style-name="Default" table:number-columns-repeated="13"/>
          <table:table-cell table:formula="of:=RIGHT([.A98];LEN([.A98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91779/Show/Pablo" xlink:type="simple">91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244/Show/Patrick" xlink:type="simple">9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0];LEN([.A100])-2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93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1];LEN([.A101])-2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94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2];LEN([.A102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95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6)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3];LEN([.A103])-2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75550/Show/Manoel" xlink:type="simple">96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4];LEN([.A104])-2)" office:value-type="string" office:string-value="ManoelFluminense, 32, D(C)" calcext:value-type="string">
            <text:p>ManoelFluminense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371/Show/Everaldo" xlink:type="simple">9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2(3)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5];LEN([.A105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63104/Show/Rony" xlink:type="simple">9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6];LEN([.A106])-2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99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7];LEN([.A107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0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8];LEN([.A10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766/Show/Vitão" xlink:type="simple">102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09];LEN([.A109])-3)" office:value-type="string" office:string-value="VitãoInternacional, 22, D(C)" calcext:value-type="string">
            <text:p>VitãoInternacional, 2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94/Show/Mádson" xlink:type="simple">103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0];LEN([.A110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0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1];LEN([.A111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60050/Show/David-Terans" xlink:type="simple">105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2];LEN([.A112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39/Show/Moisés" xlink:type="simple">10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9(3)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3];LEN([.A11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7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14];LEN([.A114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5];LEN([.A115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102175/Show/Léo-Gamalho" xlink:type="simple">109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6];LEN([.A116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1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7];LEN([.A117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1846/Show/Lima" xlink:type="simple">11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8];LEN([.A118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1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9];LEN([.A119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94983/Show/Kevin" xlink:type="simple">11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20];LEN([.A120])-3)" office:value-type="string" office:string-value="KevinAvai FC, 24, D(R),M(R)" calcext:value-type="string">
            <text:p>KevinAvai FC, 24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7490/Show/Fábio" xlink:type="simple">11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1];LEN([.A121])-3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2];LEN([.A122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344651/Show/Romarinho" xlink:type="simple">117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3];LEN([.A123])-3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18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4];LEN([.A124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19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5];LEN([.A125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20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6];LEN([.A126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1">
          <table:table-cell table:style-name="Default" table:number-columns-repeated="13"/>
          <table:table-cell table:formula="of:=RIGHT([.A127];LEN([.A12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21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8];LEN([.A128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58/Show/Welington" xlink:type="simple">12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9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9];LEN([.A129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451/Show/Nonato" xlink:type="simple">123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30];LEN([.A130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24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31];LEN([.A131])-3)" office:value-type="string" office:string-value="KenoAtletico MG, 32, AM(CLR),FW" calcext:value-type="string">
            <text:p>KenoAtletico MG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762/Show/César" xlink:type="simple">12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2];LEN([.A132])-3)" office:value-type="string" office:string-value="CésarJuventude, 27, GK" calcext:value-type="string">
            <text:p>CésarJuventude, 27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7755/Show/Bruno-Silva" xlink:type="simple">126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3];LEN([.A133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27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4];LEN([.A134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19540/Show/Luan-Garcia" xlink:type="simple">128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35];LEN([.A135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20/Show/Cléber" xlink:type="simple">129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6];LEN([.A136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30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7];LEN([.A137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771/Show/Mariano" xlink:type="simple">13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8];LEN([.A138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32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9];LEN([.A139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80777/Show/Pedrinho" xlink:type="simple">133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40];LEN([.A140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34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1];LEN([.A141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7247/Show/Kanu" xlink:type="simple">135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2];LEN([.A142])-3)" office:value-type="string" office:string-value="KanuBotafogo RJ, 25, D(C)" calcext:value-type="string">
            <text:p>KanuBotafogo RJ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5298/Show/Marcelo-Boeck" xlink:type="simple">136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3];LEN([.A143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137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4];LEN([.A144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5">
          <table:table-cell office:value-type="string" calcext:value-type="string">
            <text:p><text:a xlink:href="https://1xbet.whoscored.com/Players/373449/Show/Hugo-Moura" xlink:type="simple">138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5];LEN([.A145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139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6];LEN([.A146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14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7];LEN([.A147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141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8];LEN([.A148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42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0)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9];LEN([.A149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02/Show/Jhojan-Julio" xlink:type="simple">143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0];LEN([.A150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1];LEN([.A151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45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2];LEN([.A15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2/Show/Alef-Manga" xlink:type="simple">146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3];LEN([.A153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47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4];LEN([.A154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52517/Show/Vladimir" xlink:type="simple">14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5];LEN([.A155])-3)" office:value-type="string" office:string-value="VladimirAvai FC, 33, GK" calcext:value-type="string">
            <text:p>VladimirAvai FC, 33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110930/Show/Reinaldo" xlink:type="simple">149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6];LEN([.A156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8/Show/Matheus-Felipe" xlink:type="simple">151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57];LEN([.A157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11/Show/Élvis" xlink:type="simple">15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58];LEN([.A158])-3)" office:value-type="string" office:string-value="ÉlvisGoias, 31, AM(C)" calcext:value-type="string">
            <text:p>ÉlvisGoias, 31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834/Show/Ytalo" xlink:type="simple">153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59];LEN([.A159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5838/Show/Allan" xlink:type="simple">154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0];LEN([.A160])-3)" office:value-type="string" office:string-value="AllanAtletico MG, 25, DMC" calcext:value-type="string">
            <text:p>AllanAtletico MG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971/Show/Bruno-Pacheco" xlink:type="simple">155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1];LEN([.A161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156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  <table:table-cell table:formula="of:=RIGHT([.A162];LEN([.A162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7484/Show/Jair" xlink:type="simple">157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3];LEN([.A163])-3)" office:value-type="string" office:string-value="JairAtletico MG, 27, DMC" calcext:value-type="string">
            <text:p>JairAtletico MG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7262/Show/Reynaldo" xlink:type="simple">15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4];LEN([.A164])-3)" office:value-type="string" office:string-value="ReynaldoGoias, 25, D(C)" calcext:value-type="string">
            <text:p>ReynaldoGoias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14/Show/Jandrei" xlink:type="simple">159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5];LEN([.A165])-3)" office:value-type="string" office:string-value="JandreiSao Paulo, 29, GK" calcext:value-type="string">
            <text:p>JandreiSao Paulo, 29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37157/Show/Vitor-Roque" xlink:type="simple">160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0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6];LEN([.A166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161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7];LEN([.A167])-3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7517/Show/Nicolás" xlink:type="simple">162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11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8];LEN([.A168])-3)" office:value-type="string" office:string-value="NicolásGoias, 32, Forward" calcext:value-type="string">
            <text:p>NicolásGoias, 32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41609/Show/Uendel" xlink:type="simple">16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9];LEN([.A169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6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0];LEN([.A170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2504/Show/Miranda" xlink:type="simple">165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1];LEN([.A171])-3)" office:value-type="string" office:string-value="MirandaSao Paulo, 37, D(C)" calcext:value-type="string">
            <text:p>MirandaSao Paulo, 3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24/Show/Erison" xlink:type="simple">16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2];LEN([.A172])-3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6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3];LEN([.A173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28566/Show/Germán-Conti" xlink:type="simple">16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4];LEN([.A174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7)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5];LEN([.A175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17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6];LEN([.A176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55/Show/Rafinha" xlink:type="simple">171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7];LEN([.A177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8965/Show/Matheus-Alexandre" xlink:type="simple">172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8];LEN([.A17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5">
          <table:table-cell office:value-type="string" calcext:value-type="string">
            <text:p><text:a xlink:href="https://1xbet.whoscored.com/Players/336102/Show/Tomás-Cuello" xlink:type="simple">17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79];LEN([.A179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141/Show/Alex-Muralha" xlink:type="simple">174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0];LEN([.A180])-3)" office:value-type="string" office:string-value="Alex MuralhaCoritiba, 32, GK" calcext:value-type="string">
            <text:p>Alex MuralhaCoritiba, 32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74560/Show/Willian-Farias" xlink:type="simple">175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1];LEN([.A181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55663/Show/Everson" xlink:type="simple">176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2];LEN([.A182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177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3];LEN([.A183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178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4];LEN([.A184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26506/Show/Robson" xlink:type="simple">179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5];LEN([.A185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180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6];LEN([.A186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0555/Show/Ronaldo" xlink:type="simple">18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7];LEN([.A187])-3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82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8];LEN([.A188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18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9];LEN([.A189])-3)" office:value-type="string" office:string-value="João RicardoCeara, 33, GK" calcext:value-type="string">
            <text:p>João RicardoCeara, 33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23520/Show/Nicolás-Hernández" xlink:type="simple">18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90];LEN([.A190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18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1];LEN([.A191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01/Show/Chico" xlink:type="simple">186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2];LEN([.A192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8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3];LEN([.A193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58737/Show/Raúl" xlink:type="simple">18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5894/Show/Lucas-Lima" xlink:type="simple">18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5];LEN([.A19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82128/Show/Rafael-Gava" xlink:type="simple">19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6];LEN([.A196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9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7];LEN([.A197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93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8];LEN([.A198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194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9];LEN([.A199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95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0];LEN([.A200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96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1];LEN([.A201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21/Show/Hayner" xlink:type="simple">197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2];LEN([.A202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98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03];LEN([.A203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5216/Show/Jean-Irmer" xlink:type="simple">199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04];LEN([.A204])-3)" office:value-type="string" office:string-value="Jean IrmerJuventude, 27, DMC" calcext:value-type="string">
            <text:p>Jean IrmerJuventude, 27, DMC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7/Show/Agustín-Canobbio" xlink:type="simple">201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05];LEN([.A20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02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06];LEN([.A20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0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7];LEN([.A207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0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8];LEN([.A208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5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48121/Show/Thiago-Maia" xlink:type="simple">206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5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0];LEN([.A210])-3)" office:value-type="string" office:string-value="Thiago MaiaFlamengo, 25, DMC" calcext:value-type="string">
            <text:p>Thiago MaiaFlamengo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20464/Show/Airton" xlink:type="simple">20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1];LEN([.A211])-3)" office:value-type="string" office:string-value="AirtonAtletico GO, 23, AM(R)" calcext:value-type="string">
            <text:p>AirtonAtletico GO, 23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31608/Show/Thalisson-Kelven" xlink:type="simple">20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212];LEN([.A21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09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3];LEN([.A213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9/Show/Hugo" xlink:type="simple">210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4];LEN([.A214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64717/Show/Caetano" xlink:type="simple">211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5];LEN([.A215])-3)" office:value-type="string" office:string-value="CaetanoGoias, 23, D(C)" calcext:value-type="string">
            <text:p>CaetanoGoias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2410/Show/Nathan" xlink:type="simple">212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6];LEN([.A216])-3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13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7];LEN([.A21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418751/Show/José-Hurtado" xlink:type="simple">214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8];LEN([.A218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997/Show/Robinho" xlink:type="simple">215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9];LEN([.A219])-3)" office:value-type="string" office:string-value="RobinhoCoritiba, 34, M(CR)" calcext:value-type="string">
            <text:p>RobinhoCoritiba, 3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16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20];LEN([.A220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402214/Show/Lázaro" xlink:type="simple">217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1)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21];LEN([.A221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18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2];LEN([.A22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21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3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3];LEN([.A223])-3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16913/Show/Alê" xlink:type="simple">220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4];LEN([.A224])-3)" office:value-type="string" office:string-value="AlêAmerica MG, 32, M(C)" calcext:value-type="string">
            <text:p>AlêAmerica MG, 32, M(C)</text:p>
          </table:table-cell>
        </table:table-row>
        <table:table-row table:style-name="ro1">
          <table:table-cell table:style-name="Default" table:number-columns-repeated="13"/>
          <table:table-cell table:formula="of:=RIGHT([.A225];LEN([.A225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40977/Show/Wanderson" xlink:type="simple">221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6];LEN([.A22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22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7];LEN([.A227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97505/Show/Bruno-Praxedes" xlink:type="simple">22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4)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8];LEN([.A228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32/Show/Felipe" xlink:type="simple">224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9];LEN([.A229])-3)" office:value-type="string" office:string-value="FelipeFortaleza, 28, DMC" calcext:value-type="string">
            <text:p>FelipeFortaleza, 28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6939/Show/João-Lucas" xlink:type="simple">225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30];LEN([.A230])-3)" office:value-type="string" office:string-value="João LucasCuiaba, 24, D(R)" calcext:value-type="string">
            <text:p>João LucasCuiaba, 24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970/Show/Fellipe-Bastos" xlink:type="simple">226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1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1];LEN([.A231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227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2];LEN([.A232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330/Show/Rômulo" xlink:type="simple">228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3];LEN([.A233])-3)" office:value-type="string" office:string-value="RômuloAthletico Paranaense, 20, Forward" calcext:value-type="string">
            <text:p>RômuloAthletico Paranaense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29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4];LEN([.A234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81/Show/Valdívia" xlink:type="simple">230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4(6)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5];LEN([.A235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8/Show/Val" xlink:type="simple">231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6];LEN([.A23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232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7];LEN([.A237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8];LEN([.A238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25792/Show/Bressan" xlink:type="simple">2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9];LEN([.A239])-3)" office:value-type="string" office:string-value="BressanAvai FC, 29, D(CR)" calcext:value-type="string">
            <text:p>BressanAvai FC, 29, D(CR)</text:p>
          </table:table-cell>
        </table:table-row>
        <table:table-row table:style-name="ro6">
          <table:table-cell office:value-type="string" calcext:value-type="string">
            <text:p><text:a xlink:href="https://1xbet.whoscored.com/Players/294064/Show/Vitor-Bueno" xlink:type="simple">2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0];LEN([.A240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1];LEN([.A241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2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6(2)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2];LEN([.A242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2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3];LEN([.A243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6026/Show/Eduardo-Biasi" xlink:type="simple">2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8(3)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4];LEN([.A244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5];LEN([.A245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41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6];LEN([.A246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4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7];LEN([.A247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38202/Show/Rwan" xlink:type="simple">243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8];LEN([.A248])-3)" office:value-type="string" office:string-value="RwanSantos FC, 21, Forward" calcext:value-type="string">
            <text:p>RwanSantos FC, 21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9];LEN([.A249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4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0];LEN([.A250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9495/Show/Camilo" xlink:type="simple">246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1];LEN([.A251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47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2];LEN([.A252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248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3];LEN([.A253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316/Show/Léo" xlink:type="simple">249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4];LEN([.A254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50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5];LEN([.A25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51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6];LEN([.A256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7090/Show/Dadá-Belmonte" xlink:type="simple">25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7];LEN([.A257])-3)" office:value-type="string" office:string-value="Dadá BelmonteGoias, 25, M(L)" calcext:value-type="string">
            <text:p>Dadá BelmonteGoias, 25, 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401192/Show/Martinelli" xlink:type="simple">253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8];LEN([.A258])-3)" office:value-type="string" office:string-value="MartinelliFluminense, 20, DMC" calcext:value-type="string">
            <text:p>MartinelliFluminense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6/Show/Jádson" xlink:type="simple">254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9];LEN([.A259])-3)" office:value-type="string" office:string-value="JádsonJuventude, 28, M(CR)" calcext:value-type="string">
            <text:p>JádsonJuventude, 28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136670/Show/Rodrigo-Lindoso" xlink:type="simple">255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0];LEN([.A260])-3)" office:value-type="string" office:string-value="Rodrigo LindosoCeara, 33, DMC" calcext:value-type="string">
            <text:p>Rodrigo LindosoCear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54/Show/Gabriel-Lacerda" xlink:type="simple">256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1];LEN([.A261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0(2)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2];LEN([.A262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5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3];LEN([.A263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765/Show/Henrique" xlink:type="simple">259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0</text:p>
          </table:table-cell>
          <table:table-cell table:formula="of:=RIGHT([.A264];LEN([.A264])-3)" office:value-type="string" office:string-value="HenriqueCoritiba, 35, D(CR)" calcext:value-type="string">
            <text:p>HenriqueCoritiba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5116/Show/Diego-Churín" xlink:type="simple">26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2(10)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5];LEN([.A265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6];LEN([.A266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86677/Show/Luciano-Castán" xlink:type="simple">262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7];LEN([.A267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37/Show/Brayan-Ceballos" xlink:type="simple">26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8];LEN([.A268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04/Show/Bruno-Cortez" xlink:type="simple">264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9];LEN([.A269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26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97/Show/Ronald" xlink:type="simple">26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67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75970/Show/Ricardo-Bueno" xlink:type="simple">268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76914/Show/Maurício" xlink:type="simple">269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0)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4];LEN([.A274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7417/Show/Diego" xlink:type="simple">270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DiegoFlamengo, 37, M(CLR)" calcext:value-type="string">
            <text:p>DiegoFlamengo, 37, M(CLR)</text:p>
          </table:table-cell>
        </table:table-row>
        <table:table-row table:style-name="ro1">
          <table:table-cell table:style-name="Default" table:number-columns-repeated="13"/>
          <table:table-cell table:formula="of:=RIGHT([.A276];LEN([.A276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64190/Show/Alesson" xlink:type="simple">27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7];LEN([.A277])-3)" office:value-type="string" office:string-value="AlessonCuiaba, 23, AM(R)" calcext:value-type="string">
            <text:p>AlessonCuiaba, 23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502/Show/Fernando-Sobral" xlink:type="simple">27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58736/Show/Morato" xlink:type="simple">27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9];LEN([.A279])-3)" office:value-type="string" office:string-value="MoratoAvai FC, 29, AM(LR)" calcext:value-type="string">
            <text:p>MoratoAvai FC, 29, A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349707/Show/Matheus-Fernandes" xlink:type="simple">27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0];LEN([.A280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41538/Show/Alan-Empereur" xlink:type="simple">27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1];LEN([.A281])-3)" office:value-type="string" office:string-value="Alan EmpereurCuiaba, 28, D(C)" calcext:value-type="string">
            <text:p>Alan EmpereurCuiaba, 28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46/Show/Arthur-Chaves" xlink:type="simple">27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2];LEN([.A282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0653/Show/Muriqui" xlink:type="simple">277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3];LEN([.A283])-3)" office:value-type="string" office:string-value="MuriquiAvai FC, 36, AM(CL)" calcext:value-type="string">
            <text:p>MuriquiAvai FC, 36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278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4];LEN([.A284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89/Show/Maycon" xlink:type="simple">27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5];LEN([.A285])-3)" office:value-type="string" office:string-value="MayconCorinthians, 25, M(C)" calcext:value-type="string">
            <text:p>MayconCorinthians, 25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51/Show/Wesley" xlink:type="simple">280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5(10)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6];LEN([.A286])-3)" office:value-type="string" office:string-value="WesleyPalmeiras, 23, AM(L)" calcext:value-type="string">
            <text:p>WesleyPalmeiras, 23, A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56785/Show/Ademir" xlink:type="simple">281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7];LEN([.A287])-3)" office:value-type="string" office:string-value="AdemirAtletico MG, 27, AM(CR)" calcext:value-type="string">
            <text:p>AdemirAtletico MG, 27, A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243476/Show/Matheus-Sales" xlink:type="simple">28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8];LEN([.A288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83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9];LEN([.A28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67199/Show/Míchel-Macedo" xlink:type="simple">284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8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28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8)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Zé RobertoCeara, 28, FW" calcext:value-type="string">
            <text:p>Zé RobertoCeara, 2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763/Show/Isidro-Pitta" xlink:type="simple">287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5)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Isidro PittaJuventude, 23, FW" calcext:value-type="string">
            <text:p>Isidro PittaJuventude, 23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56/Show/Bernardo-Lemes" xlink:type="simple">288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098/Show/Vitinho" xlink:type="simple">28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7/Show/Hugo-Souza" xlink:type="simple">290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Hugo SouzaFlamengo, 23, GK" calcext:value-type="string">
            <text:p>Hugo SouzaFlamengo, 23, GK</text:p>
          </table:table-cell>
        </table:table-row>
        <table:table-row table:style-name="ro1">
          <table:table-cell table:style-name="Default" table:number-columns-repeated="13"/>
          <table:table-cell table:formula="of:=RIGHT([.A297];LEN([.A297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98];LEN([.A298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291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Iury CastilhoCeara, 26, FW" calcext:value-type="string">
            <text:p>Iury CastilhoCeara, 26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566/Show/Maguinho" xlink:type="simple">292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300];LEN([.A300])-3)" office:value-type="string" office:string-value="MaguinhoGoias, 30, D(R)" calcext:value-type="string">
            <text:p>MaguinhoGoias, 3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27763/Show/Titi" xlink:type="simple">293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94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8677/Show/Douglas-Friedrich" xlink:type="simple">295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68249/Show/Camacho" xlink:type="simple">296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4];LEN([.A304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97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56762/Show/Richardson" xlink:type="simple">298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RichardsonCeara, 30, DMC" calcext:value-type="string">
            <text:p>RichardsonCeara, 3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9248/Show/Romildo" xlink:type="simple">299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00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08];LEN([.A308])-3)" office:value-type="string" office:string-value="Pablo MaiaSao Paulo, 20, DMC" calcext:value-type="string">
            <text:p>Pablo MaiaSao Paulo, 20, DMC</text:p>
          </table:table-cell>
        </table:table-row>
        <table:table-row table:style-name="ro1">
          <table:table-cell table:style-name="Default" table:number-columns-repeated="13"/>
          <table:table-cell table:formula="of:=RIGHT([.A309];LEN([.A309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63173/Show/Caio-Vinícius" xlink:type="simple">30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Caio ViníciusGoias, 23, M(C)" calcext:value-type="string">
            <text:p>Caio ViníciusGoias, 23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574/Show/Victor-Luis" xlink:type="simple">302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8)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1];LEN([.A31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21/Show/Chay" xlink:type="simple">30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2];LEN([.A312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30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5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4];LEN([.A314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306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5];LEN([.A315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46764/Show/Otávio" xlink:type="simple">30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6];LEN([.A316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30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7];LEN([.A317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0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8];LEN([.A318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311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19];LEN([.A319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061/Show/Wellington" xlink:type="simple">312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0];LEN([.A320])-3)" office:value-type="string" office:string-value="WellingtonFluminense, 31, DMC" calcext:value-type="string">
            <text:p>WellingtonFluminense, 3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8129/Show/Capixaba" xlink:type="simple">313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1];LEN([.A321])-3)" office:value-type="string" office:string-value="CapixabaJuventude, 25, AM(LR)" calcext:value-type="string">
            <text:p>CapixabaJuventude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314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2];LEN([.A32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7125/Show/Adrián-Martínez" xlink:type="simple">315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3];LEN([.A323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7072/Show/Rodriguinho" xlink:type="simple">31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4];LEN([.A324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31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74573/Show/André" xlink:type="simple">31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84420/Show/Sandry" xlink:type="simple">31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7];LEN([.A327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8];LEN([.A328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18688/Show/Yuri" xlink:type="simple">321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9];LEN([.A329])-3)" office:value-type="string" office:string-value="YuriJuventude, 28, D(C),DMC" calcext:value-type="string">
            <text:p>YuriJuventude, 28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55113/Show/Eduard-Atuesta" xlink:type="simple">32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14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0];LEN([.A330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97498/Show/Natanael" xlink:type="simple">323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1];LEN([.A331])-3)" office:value-type="string" office:string-value="NatanaelCoritiba, 20, D(R)" calcext:value-type="string">
            <text:p>NatanaelCoritiba, 20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656/Show/Tchê-Tchê" xlink:type="simple">324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2];LEN([.A332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5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3];LEN([.A333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26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10)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4];LEN([.A334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399736/Show/Guilherme-Biro" xlink:type="simple">327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35];LEN([.A335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8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3)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6];LEN([.A336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29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9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7];LEN([.A33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330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8</text:p>
          </table:table-cell>
          <table:table-cell table:formula="of:=RIGHT([.A338];LEN([.A338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5">
          <table:table-cell office:value-type="string" calcext:value-type="string">
            <text:p><text:a xlink:href="https://1xbet.whoscored.com/Players/131458/Show/Léo-Cittadini" xlink:type="simple">33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12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9];LEN([.A339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2608/Show/Jean-Pyerre" xlink:type="simple">332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50/Show/Vitor-Gabriel" xlink:type="simple">333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12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1];LEN([.A341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06285/Show/Breno-Lopes" xlink:type="simple">334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13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2];LEN([.A342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22661/Show/Jean-Cléber" xlink:type="simple">33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3];LEN([.A343])-3)" office:value-type="string" office:string-value="Jean CléberAvai FC, 32, M(C)" calcext:value-type="string">
            <text:p>Jean CléberAvai FC, 32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14123/Show/Auremir" xlink:type="simple">336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4];LEN([.A344])-3)" office:value-type="string" office:string-value="AuremirGoias, 30, D(R),DMC" calcext:value-type="string">
            <text:p>AuremirGoias, 30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439220/Show/Luan-Dias" xlink:type="simple">33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5];LEN([.A345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8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39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9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7];LEN([.A347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60049/Show/Edinho" xlink:type="simple">340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EdinhoJuventude, 28, AM(LR)" calcext:value-type="string">
            <text:p>EdinhoJuventude, 28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41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11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22211/Show/Renato-Júnior" xlink:type="simple">3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3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418100/Show/Jenison" xlink:type="simple">344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2];LEN([.A352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45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3];LEN([.A353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973/Show/Marcão-Silva" xlink:type="simple">346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1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4];LEN([.A354])-3)" office:value-type="string" office:string-value="Marcão SilvaCuiaba, 31, DMC" calcext:value-type="string">
            <text:p>Marcão SilvaCuiaba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47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5];LEN([.A355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77883/Show/Marcelo" xlink:type="simple">34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2/Show/Dentinho" xlink:type="simple">349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7];LEN([.A357])-3)" office:value-type="string" office:string-value="DentinhoAvai FC, 25, Forward" calcext:value-type="string">
            <text:p>DentinhoAvai FC, 25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101460/Show/Luccas-Claro" xlink:type="simple">351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0</text:p>
          </table:table-cell>
          <table:table-cell table:formula="of:=RIGHT([.A358];LEN([.A35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5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359];LEN([.A359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7829/Show/Rafael-Navarro" xlink:type="simple">353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22377/Show/Éder" xlink:type="simple">354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3)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97965/Show/Roni" xlink:type="simple">355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6</text:p>
          </table:table-cell>
          <table:table-cell table:formula="of:=RIGHT([.A362];LEN([.A362])-3)" office:value-type="string" office:string-value="RoniCorinthians, 23, M(C)" calcext:value-type="string">
            <text:p>RoniCorinthian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6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2407/Show/Régis" xlink:type="simple">357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64];LEN([.A364])-3)" office:value-type="string" office:string-value="RégisCoritiba, 29, AM(C)" calcext:value-type="string">
            <text:p>RégisCoritiba, 29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363129/Show/Eric-Ramires" xlink:type="simple">358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9)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365];LEN([.A365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359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366];LEN([.A366])-3)" office:value-type="string" office:string-value="Guilherme ParedeJuventude, 26, AM(LR)" calcext:value-type="string">
            <text:p>Guilherme ParedeJuventude, 26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78/Show/Lucas-Ventura" xlink:type="simple">36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  <table:table-cell table:formula="of:=RIGHT([.A367];LEN([.A367])-3)" office:value-type="string" office:string-value="Lucas VenturaAvai FC, 24, DMC" calcext:value-type="string">
            <text:p>Lucas VenturaAvai FC, 24, DM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07:09.494152544</meta:creation-date>
    <dc:date>2022-08-16T11:00:50.693883433</dc:date>
    <meta:editing-duration>PT32M24S</meta:editing-duration>
    <meta:editing-cycles>4</meta:editing-cycles>
    <meta:generator>LibreOffice/7.3.4.2$Linux_X86_64 LibreOffice_project/30$Build-2</meta:generator>
    <meta:document-statistic meta:table-count="1" meta:cell-count="4968" meta:object-count="0"/>
  </office:meta>
</office:document-meta>
</file>